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ok Antiqua" svg:font-family="'Book Antiqua', serif"/>
    <style:font-face style:name="Century Gothic" svg:font-family="'Century Gothic',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0871"/>
    </style:style>
    <style:style style:name="P2" style:family="paragraph" style:parent-style-name="Standard">
      <style:text-properties officeooo:rsid="00110871" officeooo:paragraph-rsid="00110871"/>
    </style:style>
    <style:style style:name="P3" style:family="paragraph" style:parent-style-name="Standard">
      <style:text-properties officeooo:paragraph-rsid="00110871"/>
    </style:style>
    <style:style style:name="P4" style:family="paragraph" style:parent-style-name="Standard">
      <style:text-properties style:text-underline-style="solid" style:text-underline-width="auto" style:text-underline-color="font-color" officeooo:rsid="00110871" officeooo:paragraph-rsid="00110871"/>
    </style:style>
    <style:style style:name="P5" style:family="paragraph" style:parent-style-name="Standard">
      <style:text-properties style:text-underline-style="none" officeooo:rsid="00110871" officeooo:paragraph-rsid="00110871"/>
    </style:style>
    <style:style style:name="P6" style:family="paragraph" style:parent-style-name="Standard">
      <style:text-properties style:text-underline-style="none" officeooo:paragraph-rsid="00110871"/>
    </style:style>
    <style:style style:name="P7" style:family="paragraph" style:parent-style-name="Text_20_body" style:list-style-name="L4">
      <loext:graphic-properties draw:fill="none" draw:fill-color="#ffffff"/>
      <style:paragraph-properties fo:margin-left="0.75in" fo:margin-right="0in" fo:margin-top="0in" fo:margin-bottom="0in" style:contextual-spacing="false" fo:line-height="120%"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Book Antiqua" fo:font-size="11pt" fo:font-style="normal" style:text-underline-style="none" fo:font-weight="normal" style:text-blinking="false" fo:background-color="transparent"/>
    </style:style>
    <style:style style:name="T1" style:family="text">
      <style:text-properties officeooo:rsid="00110871"/>
    </style:style>
    <style:style style:name="T2" style:family="text">
      <style:text-properties fo:font-size="14pt" style:font-size-asian="12.25pt" style:font-size-complex="14pt"/>
    </style:style>
    <style:style style:name="T3" style:family="text">
      <style:text-properties fo:font-size="14pt" style:font-size-asian="14pt" style:font-size-complex="14pt"/>
    </style:style>
    <style:style style:name="T4" style:family="text">
      <style:text-properties fo:font-size="14pt" officeooo:rsid="00110871" style:font-size-asian="14pt" style:font-size-complex="14pt"/>
    </style:style>
    <style:style style:name="T5" style:family="text">
      <style:text-properties fo:font-size="15pt" style:font-size-asian="15pt" style:font-size-complex="15pt"/>
    </style:style>
    <style:style style:name="T6" style:family="text">
      <style:text-properties fo:font-size="15pt" officeooo:rsid="00110871" style:font-size-asian="15pt" style:font-size-complex="15pt"/>
    </style:style>
    <style:style style:name="T7" style:family="text">
      <style:text-properties style:text-underline-style="solid" style:text-underline-width="auto" style:text-underline-color="font-color" officeooo:rsid="00110871"/>
    </style:style>
    <style:style style:name="T8" style:family="text">
      <style:text-properties fo:font-variant="normal" fo:text-transform="none" fo:color="#000000" loext:opacity="100%" style:text-line-through-style="none" style:text-line-through-type="none" style:font-name="Book Antiqua"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Book Antiqua" fo:font-size="11pt" fo:font-style="normal"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Book Antiqua"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Book Antiqua" fo:font-size="12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Century Gothic"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Century Gothic" fo:font-size="11pt" fo:font-style="normal" fo:font-weight="normal" style:text-blinking="false"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h text:style-name="Heading_20_2" text:outline-level="2"><text:tab/><text:tab/> <text:s text:c="16"/><text:span text:style-name="T1">NAME:AYAN ROY</text:span></text:h>
      <text:p text:style-name="Text_20_body"><text:tab/><text:tab/><text:span text:style-name="T2"> <text:s text:c="20"/></text:span><text:span text:style-name="T6">ROLL: -002210501125</text:span><text:span text:style-name="T5"> </text:span><text:s/><text:tab/><text:tab/></text:p>
      <text:p text:style-name="Standard"><text:tab/><text:tab/><text:tab/> <text:s text:c="12"/><text:span text:style-name="T3"><text:s/></text:span><text:span text:style-name="T4">CLASS: B.C.S.E 2026</text:span></text:p>
      <text:p text:style-name="Standard"><text:span text:style-name="T4"/></text:p>
      <text:p text:style-name="Standard"/>
      <text:p text:style-name="Standard"/>
      <text:p text:style-name="Standard"><text:tab/><text:tab/><text:tab/></text:p>
      <text:p text:style-name="P1"/>
      <text:p text:style-name="Standard"/>
      <text:p text:style-name="Standard"/>
      <text:p text:style-name="P3"><text:tab/><text:tab/> <text:s text:c="6"/><text:span text:style-name="T7">OBJECT ORIENTED PROGRAMMING LAB REPORT</text:span></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oft-page-break/><text:span text:style-name="T7"/></text:p>
      <text:p text:style-name="P3"><text:span text:style-name="T7"/></text:p>
      <text:p text:style-name="P3"><text:span text:style-name="T7">3→8)</text:span><text:bookmark text:name="docs-internal-guid-762a4d84-7fff-e1f5-e998-15d4d93aa02e"/><text:span text:style-name="T8">Create a </text:span><text:span text:style-name="T12">STACK</text:span><text:span text:style-name="T8"> class with operation for initialization, push and pop. Support for checking underflow and overflow condition are also to be provided.</text:span></text:p>
      <text:p text:style-name="P2"/>
      <text:p text:style-name="P2"/>
      <text:p text:style-name="P2">#include &lt;iostream&gt;</text:p>
      <text:p text:style-name="P2">#include &lt;vector&gt;</text:p>
      <text:p text:style-name="P2"/>
      <text:p text:style-name="P2">using namespace std;</text:p>
      <text:p text:style-name="P2"/>
      <text:p text:style-name="P2">class STACK</text:p>
      <text:p text:style-name="P2">{</text:p>
      <text:p text:style-name="P2">private:</text:p>
      <text:p text:style-name="P2"><text:s text:c="4"/>int max_size;</text:p>
      <text:p text:style-name="P2"><text:s text:c="4"/>int size;</text:p>
      <text:p text:style-name="P2"/>
      <text:p text:style-name="P2"><text:s text:c="4"/>int *a;</text:p>
      <text:p text:style-name="P2"/>
      <text:p text:style-name="P2">public:</text:p>
      <text:p text:style-name="P2"><text:s text:c="4"/>STACK()</text:p>
      <text:p text:style-name="P2"><text:s text:c="4"/>{</text:p>
      <text:p text:style-name="P2"><text:s text:c="8"/>max_size = 0;</text:p>
      <text:p text:style-name="P2"><text:s text:c="8"/>size = 0;</text:p>
      <text:p text:style-name="P2"><text:s text:c="8"/>a = nullptr;</text:p>
      <text:p text:style-name="P2"><text:s text:c="4"/>}</text:p>
      <text:p text:style-name="P2"><text:s text:c="4"/>STACK(int ms)</text:p>
      <text:p text:style-name="P2"><text:s text:c="4"/>{</text:p>
      <text:p text:style-name="P2"><text:s text:c="8"/>max_size = ms;</text:p>
      <text:p text:style-name="P2"><text:s text:c="8"/>size = 0;</text:p>
      <text:p text:style-name="P2"><text:s text:c="8"/>a = new int[ms];</text:p>
      <text:p text:style-name="P2"><text:s text:c="4"/>}</text:p>
      <text:p text:style-name="P2"/>
      <text:p text:style-name="P2"><text:s text:c="4"/>void push(int e)</text:p>
      <text:p text:style-name="P2"><text:s text:c="4"/>{</text:p>
      <text:p text:style-name="P2"><text:s text:c="8"/>if (size == max_size)</text:p>
      <text:p text:style-name="P2"><text:s text:c="8"/>{</text:p>
      <text:p text:style-name="P2"><text:s text:c="12"/>cout &lt;&lt; "\noverflow\n";</text:p>
      <text:p text:style-name="P2"><text:s text:c="8"/>}</text:p>
      <text:p text:style-name="P2"><text:s text:c="8"/>else</text:p>
      <text:p text:style-name="P2"><text:s text:c="8"/>{</text:p>
      <text:p text:style-name="P2"><text:s text:c="12"/>a[size] = e;</text:p>
      <text:p text:style-name="P2"><text:s text:c="12"/>size++;</text:p>
      <text:p text:style-name="P2"><text:s text:c="8"/>}</text:p>
      <text:p text:style-name="P2"><text:s text:c="4"/>}</text:p>
      <text:p text:style-name="P2"/>
      <text:p text:style-name="P2"><text:s text:c="4"/>int pop()</text:p>
      <text:p text:style-name="P2"><text:s text:c="4"/>{</text:p>
      <text:p text:style-name="P2"><text:s text:c="8"/>if (size == 0)</text:p>
      <text:p text:style-name="P2"><text:s text:c="8"/>{</text:p>
      <text:p text:style-name="P2"><text:s text:c="12"/>cout &lt;&lt; "underflow\n";</text:p>
      <text:p text:style-name="P2"><text:s text:c="12"/>return -1;</text:p>
      <text:p text:style-name="P2"><text:soft-page-break/><text:s text:c="8"/>}</text:p>
      <text:p text:style-name="P2"><text:s text:c="8"/>else</text:p>
      <text:p text:style-name="P2"><text:s text:c="8"/>{</text:p>
      <text:p text:style-name="P2"><text:s text:c="12"/>size--;</text:p>
      <text:p text:style-name="P2"><text:s text:c="12"/>return a[size];</text:p>
      <text:p text:style-name="P2"><text:s text:c="8"/>}</text:p>
      <text:p text:style-name="P2"><text:s text:c="4"/>}</text:p>
      <text:p text:style-name="P2"/>
      <text:p text:style-name="P2"><text:s text:c="4"/>void display()</text:p>
      <text:p text:style-name="P2"><text:s text:c="4"/>{</text:p>
      <text:p text:style-name="P2"><text:s text:c="8"/>for (int i = 0; i &lt; size; i++)</text:p>
      <text:p text:style-name="P2"><text:s text:c="8"/>{</text:p>
      <text:p text:style-name="P2"><text:s text:c="12"/>cout &lt;&lt; a[i] &lt;&lt; " "; </text:p>
      <text:p text:style-name="P2"><text:s text:c="8"/>}</text:p>
      <text:p text:style-name="P2"><text:s text:c="8"/>cout &lt;&lt; endl; </text:p>
      <text:p text:style-name="P2"><text:s text:c="4"/>}</text:p>
      <text:p text:style-name="P2">};</text:p>
      <text:p text:style-name="P2"/>
      <text:p text:style-name="P2">int main()</text:p>
      <text:p text:style-name="P2">{</text:p>
      <text:p text:style-name="P2"><text:s text:c="4"/>int ms;</text:p>
      <text:p text:style-name="P2"><text:s text:c="4"/>cout &lt;&lt; "enter size of stack\n";</text:p>
      <text:p text:style-name="P2"><text:s text:c="4"/>cin &gt;&gt; ms;</text:p>
      <text:p text:style-name="P2"><text:s text:c="4"/>STACK *obj = new STACK(ms);</text:p>
      <text:p text:style-name="P2"><text:s text:c="4"/>//obj-&gt;max_size = ms;</text:p>
      <text:p text:style-name="P2"><text:s text:c="4"/>//obj-&gt;size = 0;</text:p>
      <text:p text:style-name="P2"><text:s text:c="4"/>//cout &lt;&lt; "enter 1 to push element , 2 to pop element , 3 to display stack , 4 to exit\n";</text:p>
      <text:p text:style-name="P2"><text:s text:c="4"/>int option;</text:p>
      <text:p text:style-name="P2"><text:s text:c="4"/>do</text:p>
      <text:p text:style-name="P2"><text:s text:c="4"/>{</text:p>
      <text:p text:style-name="P2"><text:s text:c="4"/>cout &lt;&lt; "enter 1 to push element , 2 to pop element , 3 to display stack , 4 to exit\n";</text:p>
      <text:p text:style-name="P2"><text:s text:c="4"/>cin &gt;&gt; option;</text:p>
      <text:p text:style-name="P2"><text:s text:c="4"/></text:p>
      <text:p text:style-name="P2"><text:s text:c="4"/>switch(option)</text:p>
      <text:p text:style-name="P2"><text:s text:c="4"/>{</text:p>
      <text:p text:style-name="P2"><text:s text:c="8"/>case 1:</text:p>
      <text:p text:style-name="P2"><text:s text:c="8"/>int element;</text:p>
      <text:p text:style-name="P2"><text:s text:c="8"/>cin &gt;&gt; element;</text:p>
      <text:p text:style-name="P2"><text:s text:c="8"/>obj-&gt;push(element);</text:p>
      <text:p text:style-name="P2"><text:s text:c="8"/>break;</text:p>
      <text:p text:style-name="P2"><text:s text:c="8"/>case 2:</text:p>
      <text:p text:style-name="P2"><text:s text:c="8"/>cout &lt;&lt; obj-&gt;pop();</text:p>
      <text:p text:style-name="P2"><text:s text:c="8"/>break;</text:p>
      <text:p text:style-name="P2"><text:s text:c="8"/>case 3:</text:p>
      <text:p text:style-name="P2"><text:s text:c="8"/>obj-&gt;display();</text:p>
      <text:p text:style-name="P2"><text:s text:c="8"/>break;</text:p>
      <text:p text:style-name="P2"><text:s text:c="8"/>case 4:</text:p>
      <text:p text:style-name="P2"><text:s text:c="8"/>break;</text:p>
      <text:p text:style-name="P2"/>
      <text:p text:style-name="P2"/>
      <text:p text:style-name="P2"><text:s text:c="4"/>}</text:p>
      <text:p text:style-name="P2"><text:s text:c="4"/>}while(option!=4);</text:p>
      <text:p text:style-name="P2"><text:soft-page-break/><text:s text:c="4"/></text:p>
      <text:p text:style-name="P2"><text:s text:c="4"/>delete obj; // Release the dynamically allocated memory</text:p>
      <text:p text:style-name="P2"/>
      <text:p text:style-name="P2"><text:s text:c="4"/>return 0;</text:p>
      <text:p text:style-name="P2">}</text:p>
      <text:p text:style-name="P2"><text:s/></text:p>
      <text:p text:style-name="P2"/>
      <text:p text:style-name="P2"/>
      <text:p text:style-name="P3"><text:span text:style-name="T1">3-&gt;9)</text:span><text:bookmark text:name="docs-internal-guid-ad6c15fc-7fff-1bed-a8dc-2c57f0a8fe88"/><text:span text:style-name="T8">Create an </text:span><text:span text:style-name="T12">APPLICANT </text:span><text:span text:style-name="T8">class with application id (auto generated as last id +1), name and score. Support must be there to receive applicant data, show applicant details and to find out number of applicants.</text:span></text:p>
      <text:p text:style-name="P3"><text:span text:style-name="T8"/></text:p>
      <text:p text:style-name="P3"><text:span text:style-name="T8"/></text:p>
      <text:p text:style-name="Standard">#include &lt;iostream&gt;</text:p>
      <text:p text:style-name="Standard">#include &lt;string&gt;</text:p>
      <text:p text:style-name="Standard"/>
      <text:p text:style-name="Standard">using namespace std;</text:p>
      <text:p text:style-name="Standard"/>
      <text:p text:style-name="Standard">class APPLICANT {</text:p>
      <text:p text:style-name="Standard">private:</text:p>
      <text:p text:style-name="Standard"><text:s text:c="4"/>static int count;</text:p>
      <text:p text:style-name="Standard"><text:s text:c="4"/>static int lastApplicantID;</text:p>
      <text:p text:style-name="Standard"><text:s text:c="4"/>int applicationID;</text:p>
      <text:p text:style-name="Standard"><text:s text:c="4"/>string name;</text:p>
      <text:p text:style-name="Standard"><text:s text:c="4"/>float score;</text:p>
      <text:p text:style-name="Standard"/>
      <text:p text:style-name="Standard">public:</text:p>
      <text:p text:style-name="Standard"><text:s text:c="4"/>// Constructor to initialize the applicant with a new application ID</text:p>
      <text:p text:style-name="Standard"><text:s text:c="5"/>static void input()</text:p>
      <text:p text:style-name="Standard"><text:s text:c="4"/>{</text:p>
      <text:p text:style-name="Standard"><text:s text:c="8"/>count = 0;</text:p>
      <text:p text:style-name="Standard"><text:s text:c="8"/>cout &lt;&lt;"enter applicant id of first applicant\n";</text:p>
      <text:p text:style-name="Standard"><text:s text:c="8"/>cin &gt;&gt; lastApplicantID;</text:p>
      <text:p text:style-name="Standard"><text:s text:c="4"/>}</text:p>
      <text:p text:style-name="Standard"><text:s text:c="4"/>APPLICANT() {</text:p>
      <text:p text:style-name="Standard"><text:s text:c="8"/>applicationID = lastApplicantID;</text:p>
      <text:p text:style-name="Standard"><text:s text:c="8"/>lastApplicantID++;</text:p>
      <text:p text:style-name="Standard"><text:s text:c="8"/>name = "";</text:p>
      <text:p text:style-name="Standard"><text:s text:c="8"/>score = -1;</text:p>
      <text:p text:style-name="Standard"><text:s text:c="8"/>count++;</text:p>
      <text:p text:style-name="Standard"><text:s text:c="4"/>}</text:p>
      <text:p text:style-name="Standard"><text:s text:c="4"/>void input_details()</text:p>
      <text:p text:style-name="Standard"><text:s text:c="4"/>{</text:p>
      <text:p text:style-name="Standard"><text:s text:c="8"/>cin &gt;&gt; name;</text:p>
      <text:p text:style-name="Standard"><text:s text:c="8"/>cin &gt;&gt; score;</text:p>
      <text:p text:style-name="Standard"><text:s text:c="4"/>}</text:p>
      <text:p text:style-name="Standard"/>
      <text:p text:style-name="Standard"><text:s text:c="4"/>// Method to display applicant details</text:p>
      <text:p text:style-name="Standard"><text:s text:c="4"/>void showApplicantDetails() const {</text:p>
      <text:p text:style-name="Standard"><text:s text:c="8"/>cout &lt;&lt; "Application ID: " &lt;&lt; applicationID &lt;&lt; endl;</text:p>
      <text:p text:style-name="Standard"><text:s text:c="8"/>cout &lt;&lt; "Name: " &lt;&lt; name &lt;&lt; endl;</text:p>
      <text:p text:style-name="Standard"><text:s text:c="8"/>cout &lt;&lt; "Score: " &lt;&lt; score &lt;&lt; endl;</text:p>
      <text:p text:style-name="Standard"><text:s text:c="8"/>cout &lt;&lt; "Number of students: " &lt;&lt; count &lt;&lt; endl;</text:p>
      <text:p text:style-name="Standard"><text:soft-page-break/><text:s text:c="4"/>}</text:p>
      <text:p text:style-name="Standard">};</text:p>
      <text:p text:style-name="Standard"/>
      <text:p text:style-name="Standard">// Initialize the static member variables outside of the class definition</text:p>
      <text:p text:style-name="Standard">int APPLICANT::count = 0;</text:p>
      <text:p text:style-name="Standard">int APPLICANT::lastApplicantID = 1;</text:p>
      <text:p text:style-name="Standard"/>
      <text:p text:style-name="Standard">int main() {</text:p>
      <text:p text:style-name="Standard"><text:s text:c="4"/></text:p>
      <text:p text:style-name="Standard"><text:s text:c="4"/>while(true)</text:p>
      <text:p text:style-name="Standard"><text:s text:c="4"/>{</text:p>
      <text:p text:style-name="Standard"><text:s text:c="4"/>APPLICANT applicant1;</text:p>
      <text:p text:style-name="Standard"><text:s text:c="4"/>applicant1.input_details();</text:p>
      <text:p text:style-name="Standard"><text:s text:c="4"/></text:p>
      <text:p text:style-name="Standard"><text:s text:c="4"/>cout &lt;&lt; "Applicant 1 Details:" &lt;&lt; endl;</text:p>
      <text:p text:style-name="Standard"><text:s text:c="4"/>applicant1.showApplicantDetails();</text:p>
      <text:p text:style-name="Standard"><text:s text:c="4"/>cout &lt;&lt; "press y for next input or n to end";</text:p>
      <text:p text:style-name="Standard"><text:s text:c="4"/>char c;</text:p>
      <text:p text:style-name="Standard"><text:s text:c="4"/>cin &gt;&gt; c;</text:p>
      <text:p text:style-name="Standard"><text:s text:c="4"/>if(c=='n')</text:p>
      <text:p text:style-name="Standard"><text:s text:c="4"/>{</text:p>
      <text:p text:style-name="Standard"><text:s text:c="8"/>break;</text:p>
      <text:p text:style-name="Standard"><text:s text:c="4"/>}</text:p>
      <text:p text:style-name="Standard"/>
      <text:p text:style-name="Standard"><text:s text:c="3"/></text:p>
      <text:p text:style-name="Standard"><text:s text:c="4"/>}</text:p>
      <text:p text:style-name="Standard"/>
      <text:p text:style-name="Standard"><text:s text:c="4"/></text:p>
      <text:p text:style-name="Standard">}</text:p>
      <text:p text:style-name="Standard"/>
      <text:p text:style-name="Standard"/>
      <text:p text:style-name="P3"><text:span text:style-name="T1">4-&gt;1)</text:span><text:bookmark text:name="docs-internal-guid-097c7e4d-7fff-c26f-bf07-84bd7488723f"/><text:span text:style-name="T8">Design the class(es) for the following. Each account has account number and balance amount. A list of account is to be maintained where one can add and find account, display information of all accounts. While adding, account number must be unique. Withdraw object has account number (must exist) and amount (will not exceed balance amount of corresponding account). Withdraw object will update the balance of corresponding account in the list.  User will be able to </text:span><text:span text:style-name="T11">search and view account, add account and withdraw money from the account. </text:span><text:span text:style-name="T8">Implement your design. Use friend function wherever required and again, modify your implementation to avoid friend function. </text:span></text:p>
      <text:p text:style-name="P2"/>
      <text:p text:style-name="Standard"/>
      <text:p text:style-name="P4">WITH FRIEND FUNCTION:</text:p>
      <text:p text:style-name="P4"/>
      <text:p text:style-name="P5">#include &lt;iostream&gt;</text:p>
      <text:p text:style-name="P5">using namespace std;</text:p>
      <text:p text:style-name="P5"/>
      <text:p text:style-name="P5">#define MAX_NOS 30</text:p>
      <text:p text:style-name="P5"/>
      <text:p text:style-name="P5">class AccountList;</text:p>
      <text:p text:style-name="P5"/>
      <text:p text:style-name="P5">class Withdraw{</text:p>
      <text:p text:style-name="P5"><text:s text:c="4"/>int amount;</text:p>
      <text:p text:style-name="P5"><text:soft-page-break/><text:s text:c="4"/>int accountNumber;</text:p>
      <text:p text:style-name="P5"/>
      <text:p text:style-name="P5"><text:s text:c="4"/>public:</text:p>
      <text:p text:style-name="P5"/>
      <text:p text:style-name="P5"><text:s text:c="4"/>Withdraw(int amount=0, int acc = 0){</text:p>
      <text:p text:style-name="P5"><text:s text:c="8"/>this-&gt;amount = amount;</text:p>
      <text:p text:style-name="P5"><text:s text:c="8"/>this-&gt;accountNumber = acc;</text:p>
      <text:p text:style-name="P5"><text:s text:c="4"/>}</text:p>
      <text:p text:style-name="P5"/>
      <text:p text:style-name="P5"><text:s text:c="4"/>void makeTransaction(AccountList &amp;accList);</text:p>
      <text:p text:style-name="P5">};</text:p>
      <text:p text:style-name="P5"/>
      <text:p text:style-name="P5">class Account{</text:p>
      <text:p text:style-name="P5"><text:s text:c="4"/>int acc;</text:p>
      <text:p text:style-name="P5"><text:s text:c="4"/>int balance;</text:p>
      <text:p text:style-name="P5"><text:s text:c="4"/>friend class AccountList;</text:p>
      <text:p text:style-name="P5"><text:s text:c="4"/>friend void Withdraw::makeTransaction(AccountList &amp;account);</text:p>
      <text:p text:style-name="P5"/>
      <text:p text:style-name="P5"><text:s text:c="4"/>public:</text:p>
      <text:p text:style-name="P5"/>
      <text:p text:style-name="P5"><text:s text:c="4"/>Account(int acc = 0, int balance = 0){</text:p>
      <text:p text:style-name="P5"><text:s text:c="8"/>this-&gt;acc = acc;</text:p>
      <text:p text:style-name="P5"><text:s text:c="8"/>this-&gt;balance = balance;</text:p>
      <text:p text:style-name="P5"><text:s text:c="4"/>}</text:p>
      <text:p text:style-name="P5">};</text:p>
      <text:p text:style-name="P5"/>
      <text:p text:style-name="P5">class AccountList{</text:p>
      <text:p text:style-name="P5"><text:s text:c="4"/>Account list[MAX_NOS];</text:p>
      <text:p text:style-name="P5"><text:s text:c="4"/>int count;</text:p>
      <text:p text:style-name="P5"/>
      <text:p text:style-name="P5"><text:s text:c="4"/>bool isUnique(Account account){</text:p>
      <text:p text:style-name="P5"><text:s text:c="8"/>for(int i=0; i&lt;count; i++){</text:p>
      <text:p text:style-name="P5"><text:s text:c="12"/>if(account.acc == list[i].acc){</text:p>
      <text:p text:style-name="P5"><text:s text:c="16"/>return false;</text:p>
      <text:p text:style-name="P5"><text:s text:c="12"/>}</text:p>
      <text:p text:style-name="P5"><text:s text:c="8"/>}</text:p>
      <text:p text:style-name="P5"><text:s text:c="8"/>return true;</text:p>
      <text:p text:style-name="P5"><text:s text:c="4"/>}</text:p>
      <text:p text:style-name="P5"/>
      <text:p text:style-name="P5"><text:s text:c="4"/>int isPresent(Account account){</text:p>
      <text:p text:style-name="P5"><text:s text:c="8"/>for(int i=0; i&lt;count; i++){</text:p>
      <text:p text:style-name="P5"><text:s text:c="12"/>if(account.acc == list[i].acc){</text:p>
      <text:p text:style-name="P5"><text:s text:c="16"/>return i;</text:p>
      <text:p text:style-name="P5"><text:s text:c="12"/>}</text:p>
      <text:p text:style-name="P5"><text:s text:c="8"/>}</text:p>
      <text:p text:style-name="P5"><text:s text:c="8"/>return -1;</text:p>
      <text:p text:style-name="P5"><text:s text:c="4"/>}</text:p>
      <text:p text:style-name="P5"/>
      <text:p text:style-name="P5"><text:s text:c="4"/>friend void Withdraw::makeTransaction(AccountList &amp;account);</text:p>
      <text:p text:style-name="P5"/>
      <text:p text:style-name="P5"><text:s text:c="4"/>public:</text:p>
      <text:p text:style-name="P5"/>
      <text:p text:style-name="P5"><text:soft-page-break/><text:s text:c="4"/>AccountList(): count(0) {};</text:p>
      <text:p text:style-name="P5"/>
      <text:p text:style-name="P5"><text:s text:c="4"/>void addAccount(Account account){</text:p>
      <text:p text:style-name="P5"><text:s text:c="8"/>if(isUnique(account)){</text:p>
      <text:p text:style-name="P5"><text:s text:c="12"/>if(count&lt;MAX_NOS){</text:p>
      <text:p text:style-name="P5"><text:s text:c="16"/>list[count] = account;</text:p>
      <text:p text:style-name="P5"><text:s text:c="16"/>count++;</text:p>
      <text:p text:style-name="P5"><text:s text:c="12"/>}</text:p>
      <text:p text:style-name="P5"><text:s text:c="12"/>else{</text:p>
      <text:p text:style-name="P5"><text:s text:c="16"/>cout&lt;&lt;"Max no of accounts limit reached"&lt;&lt;endl;</text:p>
      <text:p text:style-name="P5"><text:s text:c="12"/>}</text:p>
      <text:p text:style-name="P5"><text:s text:c="8"/>}</text:p>
      <text:p text:style-name="P5"><text:s text:c="8"/>else{</text:p>
      <text:p text:style-name="P5"><text:s text:c="12"/>cout&lt;&lt;"Account number already exists"&lt;&lt;endl;</text:p>
      <text:p text:style-name="P5"><text:s text:c="8"/>}</text:p>
      <text:p text:style-name="P5"><text:s text:c="4"/>}</text:p>
      <text:p text:style-name="P5"/>
      <text:p text:style-name="P5"><text:s text:c="4"/>void searchAndViewAccount(Account account){</text:p>
      <text:p text:style-name="P5"><text:s text:c="8"/>if(isPresent(account) == -1){</text:p>
      <text:p text:style-name="P5"><text:s text:c="12"/>cout&lt;&lt;"Account does not exist"&lt;&lt;endl;</text:p>
      <text:p text:style-name="P5"><text:s text:c="8"/>}</text:p>
      <text:p text:style-name="P5"><text:s text:c="8"/>else{</text:p>
      <text:p text:style-name="P5"><text:s text:c="12"/>int index = isPresent(account);</text:p>
      <text:p text:style-name="P5"><text:s text:c="12"/>cout&lt;&lt;"\nAccount Found!"&lt;&lt;endl;</text:p>
      <text:p text:style-name="P5"><text:s text:c="12"/>cout&lt;&lt;"\nDetails:\nAccount Number: "&lt;&lt;list[index].acc&lt;&lt;"\nBalance: "&lt;&lt;list[index].balance&lt;&lt;endl;</text:p>
      <text:p text:style-name="P5"><text:s text:c="8"/>}</text:p>
      <text:p text:style-name="P5"><text:s text:c="4"/>}</text:p>
      <text:p text:style-name="P5">};</text:p>
      <text:p text:style-name="P5"/>
      <text:p text:style-name="P5">void Withdraw::makeTransaction(AccountList &amp;accList){</text:p>
      <text:p text:style-name="P5"><text:s text:c="8"/>for(int i = 0; i&lt;accList.count; i++){</text:p>
      <text:p text:style-name="P5"><text:s text:c="12"/>if(accountNumber == accList.list[i].acc){</text:p>
      <text:p text:style-name="P5"><text:s text:c="16"/>if(accList.list[i].balance &gt;= amount){</text:p>
      <text:p text:style-name="P5"><text:s text:c="20"/>cout&lt;&lt;"Transaction of "&lt;&lt;amount&lt;&lt;" is successful"&lt;&lt;endl;</text:p>
      <text:p text:style-name="P5"><text:s text:c="20"/>accList.list[i].balance -= amount;</text:p>
      <text:p text:style-name="P5"><text:s text:c="20"/>return;</text:p>
      <text:p text:style-name="P5"><text:s text:c="16"/>}</text:p>
      <text:p text:style-name="P5"><text:s text:c="16"/>else{</text:p>
      <text:p text:style-name="P5"><text:s text:c="20"/>cout&lt;&lt;"Insufficient Balance"&lt;&lt;endl;</text:p>
      <text:p text:style-name="P5"><text:s text:c="20"/>return;</text:p>
      <text:p text:style-name="P5"><text:s text:c="16"/>}</text:p>
      <text:p text:style-name="P5"><text:s text:c="12"/>}</text:p>
      <text:p text:style-name="P5"><text:s text:c="8"/>}</text:p>
      <text:p text:style-name="P5"><text:s text:c="8"/>cout&lt;&lt;"Account Not Found"&lt;&lt;endl;</text:p>
      <text:p text:style-name="P5"><text:s text:c="8"/>return;</text:p>
      <text:p text:style-name="P5"><text:s text:c="4"/>}</text:p>
      <text:p text:style-name="P5"/>
      <text:p text:style-name="P5"/>
      <text:p text:style-name="P5">int main() {</text:p>
      <text:p text:style-name="P5"><text:s text:c="4"/>AccountList accountList;</text:p>
      <text:p text:style-name="P5"/>
      <text:p text:style-name="P5"><text:soft-page-break/><text:s text:c="4"/>// Adding accounts to the list</text:p>
      <text:p text:style-name="P5"><text:s text:c="4"/>Account acc1(2345, 1000);</text:p>
      <text:p text:style-name="P5"/>
      <text:p text:style-name="P5"><text:s text:c="4"/>Account acc2(7890, 2000);</text:p>
      <text:p text:style-name="P5"/>
      <text:p text:style-name="P5"><text:s text:c="4"/>accountList.addAccount(acc1);</text:p>
      <text:p text:style-name="P5"><text:s text:c="4"/>accountList.addAccount(acc2);</text:p>
      <text:p text:style-name="P5"/>
      <text:p text:style-name="P5"><text:s text:c="4"/>// Creating a withdrawal transaction</text:p>
      <text:p text:style-name="P5"><text:s text:c="4"/>Withdraw withdrawal(500, 2345); </text:p>
      <text:p text:style-name="P5"><text:s text:c="4"/>// Making the withdrawal transaction</text:p>
      <text:p text:style-name="P5"><text:s text:c="4"/>withdrawal.makeTransaction(accountList);</text:p>
      <text:p text:style-name="P5"/>
      <text:p text:style-name="P5"><text:s text:c="4"/>// Searching and viewing accounts</text:p>
      <text:p text:style-name="P5"><text:s text:c="4"/>cout &lt;&lt; "Account Details:" &lt;&lt; endl;</text:p>
      <text:p text:style-name="P5"><text:s text:c="4"/>accountList.searchAndViewAccount(acc1);</text:p>
      <text:p text:style-name="P5"><text:s text:c="4"/>accountList.searchAndViewAccount(acc2); </text:p>
      <text:p text:style-name="P5"/>
      <text:p text:style-name="P5"><text:s text:c="4"/>return 0;</text:p>
      <text:p text:style-name="P5">}</text:p>
      <text:p text:style-name="P5"/>
      <text:p text:style-name="P5"/>
      <text:p text:style-name="P4">WITHOUT FRIEND FUNCTION:</text:p>
      <text:p text:style-name="P5">#include &lt;iostream&gt;</text:p>
      <text:p text:style-name="P5">#include &lt;algorithm&gt;</text:p>
      <text:p text:style-name="P5">using namespace std;</text:p>
      <text:p text:style-name="P5"/>
      <text:p text:style-name="P5">class Account</text:p>
      <text:p text:style-name="P5">{</text:p>
      <text:p text:style-name="P5">private:</text:p>
      <text:p text:style-name="P5"><text:s text:c="4"/>int acc_no;</text:p>
      <text:p text:style-name="P5"><text:s text:c="4"/>float balance_amt;</text:p>
      <text:p text:style-name="P5"/>
      <text:p text:style-name="P5">public:</text:p>
      <text:p text:style-name="P5"><text:s text:c="4"/>Account():acc_no(-1),balance_amt(0){};</text:p>
      <text:p text:style-name="P5"><text:s text:c="4"/>Account(int accNumber, double initialBalance) : acc_no(accNumber), balance_amt(initialBalance) {}</text:p>
      <text:p text:style-name="P5"><text:s text:c="4"/>void input()</text:p>
      <text:p text:style-name="P5"><text:s text:c="4"/>{</text:p>
      <text:p text:style-name="P5"><text:s text:c="8"/>cin &gt;&gt; acc_no;</text:p>
      <text:p text:style-name="P5"><text:s text:c="8"/>cin &gt;&gt; balance_amt;</text:p>
      <text:p text:style-name="P5"><text:s text:c="4"/>}</text:p>
      <text:p text:style-name="P5"><text:s text:c="4"/>int getAccountNumber() const</text:p>
      <text:p text:style-name="P5"><text:s text:c="4"/>{</text:p>
      <text:p text:style-name="P5"><text:s text:c="8"/>return acc_no;</text:p>
      <text:p text:style-name="P5"><text:s text:c="4"/>}</text:p>
      <text:p text:style-name="P5"/>
      <text:p text:style-name="P5"><text:s text:c="4"/>double getBalance() const</text:p>
      <text:p text:style-name="P5"><text:s text:c="4"/>{</text:p>
      <text:p text:style-name="P5"><text:s text:c="8"/>return balance_amt;</text:p>
      <text:p text:style-name="P5"><text:s text:c="4"/>}</text:p>
      <text:p text:style-name="P5"/>
      <text:p text:style-name="P5"><text:soft-page-break/><text:s text:c="4"/>// Method to withdraw money from the account</text:p>
      <text:p text:style-name="P5"><text:s text:c="4"/>bool withdraw(double amount)</text:p>
      <text:p text:style-name="P5"><text:s text:c="4"/>{</text:p>
      <text:p text:style-name="P5"><text:s text:c="8"/>if (amount &lt;= balance_amt)</text:p>
      <text:p text:style-name="P5"><text:s text:c="8"/>{</text:p>
      <text:p text:style-name="P5"><text:s text:c="12"/>balance_amt -= amount;</text:p>
      <text:p text:style-name="P5"><text:s text:c="12"/>return true;</text:p>
      <text:p text:style-name="P5"><text:s text:c="8"/>}</text:p>
      <text:p text:style-name="P5"><text:s text:c="8"/>cout &lt;&lt; "insufficient balance \n";</text:p>
      <text:p text:style-name="P5"><text:s text:c="8"/>return false; // Insufficient balance</text:p>
      <text:p text:style-name="P5"><text:s text:c="4"/>}</text:p>
      <text:p text:style-name="P5"><text:s text:c="4"/>void display()</text:p>
      <text:p text:style-name="P5"><text:s text:c="4"/>{</text:p>
      <text:p text:style-name="P5"><text:s text:c="8"/>cout &lt;&lt; "ACCOUNT NO:" &lt;&lt; acc_no &lt;&lt; " BALANCE IS " &lt;&lt; balance_amt&lt;&lt;"\n";</text:p>
      <text:p text:style-name="P5"><text:s text:c="4"/>}</text:p>
      <text:p text:style-name="P5">};</text:p>
      <text:p text:style-name="P5"/>
      <text:p text:style-name="P5">class AccountManager</text:p>
      <text:p text:style-name="P5">{</text:p>
      <text:p text:style-name="P5">private:</text:p>
      <text:p text:style-name="P5"><text:s text:c="4"/>//static const int MAX_ACCOUNTS = 100; // Define the maximum number of accounts</text:p>
      <text:p text:style-name="P5"><text:s text:c="4"/>Account accounts[100]; // Fixed-size array for storing accounts</text:p>
      <text:p text:style-name="P5"><text:s text:c="4"/>int numAccounts; // Keep track of the number of accounts</text:p>
      <text:p text:style-name="P5"/>
      <text:p text:style-name="P5">public:</text:p>
      <text:p text:style-name="P5"><text:s text:c="4"/>AccountManager() : numAccounts(0) {}</text:p>
      <text:p text:style-name="P5"/>
      <text:p text:style-name="P5"><text:s text:c="4"/>bool addAccount(const Account &amp;account)</text:p>
      <text:p text:style-name="P5"><text:s text:c="4"/>{</text:p>
      <text:p text:style-name="P5"><text:s text:c="8"/>if (numAccounts &gt;= 100)</text:p>
      <text:p text:style-name="P5"><text:s text:c="8"/>{</text:p>
      <text:p text:style-name="P5"><text:s text:c="12"/>return false; // Cannot add more accounts, the array is full</text:p>
      <text:p text:style-name="P5"><text:s text:c="8"/>}</text:p>
      <text:p text:style-name="P5"/>
      <text:p text:style-name="P5"><text:s text:c="8"/>// Check if an account with the same number already exists</text:p>
      <text:p text:style-name="P5"><text:s text:c="8"/>for (int i = 0; i &lt; numAccounts; ++i)</text:p>
      <text:p text:style-name="P5"><text:s text:c="8"/>{</text:p>
      <text:p text:style-name="P5"><text:s text:c="12"/>if (accounts[i].getAccountNumber() == account.getAccountNumber())</text:p>
      <text:p text:style-name="P5"><text:s text:c="12"/>{</text:p>
      <text:p text:style-name="P5"><text:s text:c="16"/>return false; // Account with the same number already exists</text:p>
      <text:p text:style-name="P5"><text:s text:c="12"/>}</text:p>
      <text:p text:style-name="P5"><text:s text:c="8"/>}</text:p>
      <text:p text:style-name="P5"/>
      <text:p text:style-name="P5"><text:s text:c="8"/>accounts[numAccounts++] = account; // Add the account to the array</text:p>
      <text:p text:style-name="P5"><text:s text:c="8"/>return true;</text:p>
      <text:p text:style-name="P5"><text:s text:c="4"/>}</text:p>
      <text:p text:style-name="P5"/>
      <text:p text:style-name="P5"><text:s text:c="4"/>Account *findAccount(int accNumber)</text:p>
      <text:p text:style-name="P5"><text:s text:c="4"/>{</text:p>
      <text:p text:style-name="P5"><text:s text:c="8"/>for (int i = 0; i &lt; numAccounts; ++i)</text:p>
      <text:p text:style-name="P5"><text:s text:c="8"/>{</text:p>
      <text:p text:style-name="P5"><text:s text:c="12"/>if (accounts[i].getAccountNumber() == accNumber)</text:p>
      <text:p text:style-name="P5"><text:soft-page-break/><text:s text:c="12"/>{</text:p>
      <text:p text:style-name="P5"><text:s text:c="16"/>return &amp;accounts[i];</text:p>
      <text:p text:style-name="P5"><text:s text:c="12"/>}</text:p>
      <text:p text:style-name="P5"><text:s text:c="8"/>}</text:p>
      <text:p text:style-name="P5"><text:s text:c="8"/>return nullptr;</text:p>
      <text:p text:style-name="P5"><text:s text:c="4"/>}</text:p>
      <text:p text:style-name="P5"/>
      <text:p text:style-name="P5"><text:s text:c="4"/>void displayAllAccounts()</text:p>
      <text:p text:style-name="P5"><text:s text:c="4"/>{</text:p>
      <text:p text:style-name="P5"><text:s text:c="8"/>cout &lt;&lt; "List of Accounts:" &lt;&lt; endl;</text:p>
      <text:p text:style-name="P5"><text:s text:c="8"/>for (int i = 0; i &lt; numAccounts; ++i)</text:p>
      <text:p text:style-name="P5"><text:s text:c="8"/>{</text:p>
      <text:p text:style-name="P5"><text:s text:c="12"/>accounts[i].display() ;</text:p>
      <text:p text:style-name="P5"><text:s text:c="8"/>}</text:p>
      <text:p text:style-name="P5"><text:s text:c="4"/>}</text:p>
      <text:p text:style-name="P5">};</text:p>
      <text:p text:style-name="P5">class withdraw</text:p>
      <text:p text:style-name="P5">{</text:p>
      <text:p text:style-name="P5"><text:s text:c="4"/>private:</text:p>
      <text:p text:style-name="P5"><text:s text:c="4"/>int ac;</text:p>
      <text:p text:style-name="P5"><text:s text:c="4"/>float amt;</text:p>
      <text:p text:style-name="P5"><text:s text:c="4"/></text:p>
      <text:p text:style-name="P5"><text:s text:c="4"/>public:</text:p>
      <text:p text:style-name="P5"><text:s text:c="4"/>withdraw()</text:p>
      <text:p text:style-name="P5"><text:s text:c="4"/>{</text:p>
      <text:p text:style-name="P5"><text:s text:c="8"/>ac = -1;</text:p>
      <text:p text:style-name="P5"><text:s text:c="8"/>amt = -1;</text:p>
      <text:p text:style-name="P5"><text:s text:c="4"/>}</text:p>
      <text:p text:style-name="P5"><text:s text:c="4"/>bool update(AccountManager&amp; ob)</text:p>
      <text:p text:style-name="P5"><text:s text:c="4"/>{</text:p>
      <text:p text:style-name="P5"><text:s text:c="8"/>cout &lt;&lt; " enter account num for withdrawal and then amount to be withdrawn\n";</text:p>
      <text:p text:style-name="P5"><text:s text:c="8"/>cin &gt;&gt; ac;</text:p>
      <text:p text:style-name="P5"><text:s text:c="8"/>Account* obj = ob.findAccount(ac);</text:p>
      <text:p text:style-name="P5"><text:s text:c="8"/>if(obj==nullptr)</text:p>
      <text:p text:style-name="P5"><text:s text:c="8"/>{</text:p>
      <text:p text:style-name="P5"><text:s text:c="12"/>return false;</text:p>
      <text:p text:style-name="P5"><text:s text:c="8"/>}</text:p>
      <text:p text:style-name="P5"><text:s text:c="8"/>cin &gt;&gt; amt;</text:p>
      <text:p text:style-name="P5"><text:s text:c="8"/></text:p>
      <text:p text:style-name="P5"><text:s text:c="8"/>if(obj-&gt;withdraw(amt))</text:p>
      <text:p text:style-name="P5"><text:s text:c="8"/>{</text:p>
      <text:p text:style-name="P5"><text:s text:c="12"/>return true;</text:p>
      <text:p text:style-name="P5"><text:s text:c="8"/>}</text:p>
      <text:p text:style-name="P5"><text:s text:c="8"/>return false;</text:p>
      <text:p text:style-name="P5"><text:s text:c="8"/></text:p>
      <text:p text:style-name="P5"><text:s text:c="4"/>}</text:p>
      <text:p text:style-name="P5"><text:s text:c="4"/></text:p>
      <text:p text:style-name="P5"/>
      <text:p text:style-name="P5">};</text:p>
      <text:p text:style-name="P5"/>
      <text:p text:style-name="P5">int main() {</text:p>
      <text:p text:style-name="P5"><text:s text:c="4"/>AccountManager manager;</text:p>
      <text:p text:style-name="P5"><text:soft-page-break/><text:s text:c="4"/>withdraw w;</text:p>
      <text:p text:style-name="P5"/>
      <text:p text:style-name="P5"><text:s text:c="4"/>int choice;</text:p>
      <text:p text:style-name="P5"><text:s text:c="4"/>do {</text:p>
      <text:p text:style-name="P5"><text:s text:c="8"/>cout &lt;&lt; "1. Add Account\n";</text:p>
      <text:p text:style-name="P5"><text:s text:c="8"/>cout &lt;&lt; "2. Display All Accounts\n";</text:p>
      <text:p text:style-name="P5"><text:s text:c="8"/>cout &lt;&lt; "3. Withdraw Money\n";</text:p>
      <text:p text:style-name="P5"><text:s text:c="8"/>cout &lt;&lt; "4. Exit\n";</text:p>
      <text:p text:style-name="P5"><text:s text:c="8"/>cout &lt;&lt; "Enter your choice: ";</text:p>
      <text:p text:style-name="P5"><text:s text:c="8"/>cin &gt;&gt; choice;</text:p>
      <text:p text:style-name="P5"/>
      <text:p text:style-name="P5"><text:s text:c="8"/>switch (choice) {</text:p>
      <text:p text:style-name="P5"><text:s text:c="12"/>case 1: {</text:p>
      <text:p text:style-name="P5"><text:s text:c="16"/>Account newAccount;</text:p>
      <text:p text:style-name="P5"><text:s text:c="16"/>newAccount.input();</text:p>
      <text:p text:style-name="P5"><text:s text:c="16"/>if (manager.addAccount(newAccount)) {</text:p>
      <text:p text:style-name="P5"><text:s text:c="20"/>cout &lt;&lt; "Account added successfully!\n";</text:p>
      <text:p text:style-name="P5"><text:s text:c="16"/>} else {</text:p>
      <text:p text:style-name="P5"><text:s text:c="20"/>cout &lt;&lt; "Failed to add account. Either account already exists or maximum limit reached.\n";</text:p>
      <text:p text:style-name="P5"><text:s text:c="16"/>}</text:p>
      <text:p text:style-name="P5"><text:s text:c="16"/>break;</text:p>
      <text:p text:style-name="P5"><text:s text:c="12"/>}</text:p>
      <text:p text:style-name="P5"><text:s text:c="12"/>case 2: {</text:p>
      <text:p text:style-name="P5"><text:s text:c="16"/>manager.displayAllAccounts();</text:p>
      <text:p text:style-name="P5"><text:s text:c="16"/>break;</text:p>
      <text:p text:style-name="P5"><text:s text:c="12"/>}</text:p>
      <text:p text:style-name="P5"><text:s text:c="12"/>case 3: {</text:p>
      <text:p text:style-name="P5"><text:s text:c="16"/>if (w.update(manager)) {</text:p>
      <text:p text:style-name="P5"><text:s text:c="20"/>cout &lt;&lt; "Withdrawal successful.\n";</text:p>
      <text:p text:style-name="P5"><text:s text:c="16"/>} else {</text:p>
      <text:p text:style-name="P5"><text:s text:c="20"/>cout &lt;&lt; "Withdrawal failed. Account not found or insufficient balance.\n";</text:p>
      <text:p text:style-name="P5"><text:s text:c="16"/>}</text:p>
      <text:p text:style-name="P5"><text:s text:c="16"/>break;</text:p>
      <text:p text:style-name="P5"><text:s text:c="12"/>}</text:p>
      <text:p text:style-name="P5"><text:s text:c="12"/>case 4: {</text:p>
      <text:p text:style-name="P5"><text:s text:c="16"/>cout &lt;&lt; "Exiting the program.\n";</text:p>
      <text:p text:style-name="P5"><text:s text:c="16"/>break;</text:p>
      <text:p text:style-name="P5"><text:s text:c="12"/>}</text:p>
      <text:p text:style-name="P5"><text:s text:c="12"/>default: {</text:p>
      <text:p text:style-name="P5"><text:s text:c="16"/>cout &lt;&lt; "Invalid choice. Please try again.\n";</text:p>
      <text:p text:style-name="P5"><text:s text:c="16"/>break;</text:p>
      <text:p text:style-name="P5"><text:s text:c="12"/>}</text:p>
      <text:p text:style-name="P5"><text:s text:c="8"/>}</text:p>
      <text:p text:style-name="P5"><text:s text:c="4"/>} while (choice != 4);</text:p>
      <text:p text:style-name="P5"/>
      <text:p text:style-name="P5"><text:s text:c="4"/>return 0;</text:p>
      <text:p text:style-name="P5">}</text:p>
      <text:p text:style-name="P5"/>
      <text:p text:style-name="P5"/>
      <text:p text:style-name="P6"><text:span text:style-name="T1">4-&gt;4)</text:span><text:bookmark text:name="docs-internal-guid-2156d43c-7fff-8f8a-09e7-03ccfe7d8d4b"/><text:span text:style-name="T9">Design a </text:span><text:span text:style-name="T13">STRING</text:span><text:span text:style-name="T9"> class, which will have the initialization facility similar to array class. Provide support for </text:span></text:p>
      <text:list text:style-name="L4">
        <text:list-item>
          <text:p text:style-name="P7"><text:soft-page-break/>Assigning one object for another, </text:p>
        </text:list-item>
        <text:list-item>
          <text:p text:style-name="P7">Two string can be concatenated using + operator, </text:p>
        </text:list-item>
        <text:list-item>
          <text:p text:style-name="P7">Two strings can be compared using the relational operators.</text:p>
        </text:list-item>
      </text:list>
      <text:p text:style-name="P5"/>
      <text:p text:style-name="P5"/>
      <text:p text:style-name="P5"/>
      <text:p text:style-name="P5">#include &lt;iostream&gt;</text:p>
      <text:p text:style-name="P5">#include &lt;cstring&gt;</text:p>
      <text:p text:style-name="P5"/>
      <text:p text:style-name="P5">using namespace std;</text:p>
      <text:p text:style-name="P5"/>
      <text:p text:style-name="P5">class STRING {</text:p>
      <text:p text:style-name="P5">private:</text:p>
      <text:p text:style-name="P5"><text:s text:c="4"/>char *str;</text:p>
      <text:p text:style-name="P5"><text:s text:c="4"/>int size;</text:p>
      <text:p text:style-name="P5"/>
      <text:p text:style-name="P5">public:</text:p>
      <text:p text:style-name="P5"><text:s text:c="4"/>STRING() {</text:p>
      <text:p text:style-name="P5"><text:s text:c="8"/>str = nullptr;</text:p>
      <text:p text:style-name="P5"><text:s text:c="8"/>size = 0;</text:p>
      <text:p text:style-name="P5"><text:s text:c="4"/>}</text:p>
      <text:p text:style-name="P5"/>
      <text:p text:style-name="P5"><text:s text:c="4"/>STRING(int s, char initialValue = '\0') {</text:p>
      <text:p text:style-name="P5"><text:s text:c="8"/>size = s;</text:p>
      <text:p text:style-name="P5"><text:s text:c="8"/>str = new char[size];</text:p>
      <text:p text:style-name="P5"><text:s text:c="8"/>for (int i = 0; i &lt; size; ++i) {</text:p>
      <text:p text:style-name="P5"><text:s text:c="12"/>str[i] = initialValue;</text:p>
      <text:p text:style-name="P5"><text:s text:c="8"/>}</text:p>
      <text:p text:style-name="P5"><text:s text:c="4"/>}</text:p>
      <text:p text:style-name="P5"/>
      <text:p text:style-name="P5"><text:s text:c="4"/>STRING(const STRING&amp; other) {</text:p>
      <text:p text:style-name="P5"><text:s text:c="8"/>size = other.size;</text:p>
      <text:p text:style-name="P5"><text:s text:c="8"/>str = new char[size];</text:p>
      <text:p text:style-name="P5"><text:s text:c="8"/>for (int i = 0; i &lt; size; i++) {</text:p>
      <text:p text:style-name="P5"><text:s text:c="12"/>str[i] = other.str[i];</text:p>
      <text:p text:style-name="P5"><text:s text:c="8"/>}</text:p>
      <text:p text:style-name="P5"><text:s text:c="4"/>}</text:p>
      <text:p text:style-name="P5"/>
      <text:p text:style-name="P5"><text:s text:c="4"/>STRING(char* s, int ss) {</text:p>
      <text:p text:style-name="P5"><text:s text:c="8"/>size = ss;</text:p>
      <text:p text:style-name="P5"><text:s text:c="8"/>str = new char[size];</text:p>
      <text:p text:style-name="P5"><text:s text:c="8"/>for (int i = 0; i &lt; size; i++) {</text:p>
      <text:p text:style-name="P5"><text:s text:c="12"/>str[i] = s[i];</text:p>
      <text:p text:style-name="P5"><text:s text:c="8"/>}</text:p>
      <text:p text:style-name="P5"><text:s text:c="4"/>}</text:p>
      <text:p text:style-name="P5"/>
      <text:p text:style-name="P5"><text:s text:c="4"/>void display() {</text:p>
      <text:p text:style-name="P5"><text:s text:c="8"/>for (int i = 0; i &lt; this-&gt;size; i++) {</text:p>
      <text:p text:style-name="P5"><text:s text:c="12"/>cout &lt;&lt; this-&gt;str[i];</text:p>
      <text:p text:style-name="P5"><text:s text:c="8"/>}</text:p>
      <text:p text:style-name="P5"><text:s text:c="4"/>}</text:p>
      <text:p text:style-name="P5"/>
      <text:p text:style-name="P5"><text:soft-page-break/><text:s text:c="4"/>~STRING() {</text:p>
      <text:p text:style-name="P5"><text:s text:c="8"/>delete[] str;</text:p>
      <text:p text:style-name="P5"><text:s text:c="4"/>}</text:p>
      <text:p text:style-name="P5"/>
      <text:p text:style-name="P5"><text:s text:c="4"/>STRING&amp; operator=(const STRING&amp; other) {</text:p>
      <text:p text:style-name="P5"><text:s text:c="8"/>if (this != &amp;other) {</text:p>
      <text:p text:style-name="P5"><text:s text:c="12"/>delete[] str;</text:p>
      <text:p text:style-name="P5"><text:s text:c="12"/>size = other.size;</text:p>
      <text:p text:style-name="P5"><text:s text:c="12"/>str = new char[size];</text:p>
      <text:p text:style-name="P5"><text:s text:c="12"/>for (int i = 0; i &lt; size; i++) {</text:p>
      <text:p text:style-name="P5"><text:s text:c="16"/>str[i] = other.str[i];</text:p>
      <text:p text:style-name="P5"><text:s text:c="12"/>}</text:p>
      <text:p text:style-name="P5"><text:s text:c="8"/>}</text:p>
      <text:p text:style-name="P5"><text:s text:c="8"/>return *this;</text:p>
      <text:p text:style-name="P5"><text:s text:c="4"/>}</text:p>
      <text:p text:style-name="P5"/>
      <text:p text:style-name="P5"><text:s text:c="4"/>STRING operator+(const STRING&amp; other) {</text:p>
      <text:p text:style-name="P5"><text:s text:c="8"/>int ss = this-&gt;size + other.size;</text:p>
      <text:p text:style-name="P5"><text:s text:c="8"/>STRING result(ss);</text:p>
      <text:p text:style-name="P5"><text:s text:c="8"/>for (int i = 0; i &lt; this-&gt;size; i++) {</text:p>
      <text:p text:style-name="P5"><text:s text:c="12"/>result.str[i] = this-&gt;str[i];</text:p>
      <text:p text:style-name="P5"><text:s text:c="8"/>}</text:p>
      <text:p text:style-name="P5"><text:s text:c="8"/>int c = 0;</text:p>
      <text:p text:style-name="P5"><text:s text:c="8"/>for (int i = this-&gt;size; i &lt; ss; i++) {</text:p>
      <text:p text:style-name="P5"><text:s text:c="12"/>result.str[i] = other.str[c];</text:p>
      <text:p text:style-name="P5"><text:s text:c="12"/>c++;</text:p>
      <text:p text:style-name="P5"><text:s text:c="8"/>}</text:p>
      <text:p text:style-name="P5"><text:s text:c="8"/>result.size = ss; // Update the size</text:p>
      <text:p text:style-name="P5"><text:s text:c="8"/>return result;</text:p>
      <text:p text:style-name="P5"><text:s text:c="4"/>}</text:p>
      <text:p text:style-name="P5"/>
      <text:p text:style-name="P5"><text:s text:c="4"/>friend bool operator&lt;(const STRING&amp; s1, const STRING&amp; s2);</text:p>
      <text:p text:style-name="P5"><text:s text:c="4"/>friend bool operator&gt;(const STRING&amp; s1, const STRING&amp; s2);</text:p>
      <text:p text:style-name="P5"/>
      <text:p text:style-name="P5"><text:s text:c="4"/>bool operator==(const STRING&amp; s2) {</text:p>
      <text:p text:style-name="P5"><text:s text:c="8"/>if (this-&gt;size != s2.size) {</text:p>
      <text:p text:style-name="P5"><text:s text:c="12"/>return false;</text:p>
      <text:p text:style-name="P5"><text:s text:c="8"/>}</text:p>
      <text:p text:style-name="P5"><text:s text:c="8"/>for (int i = 0; i &lt; s2.size; i++) {</text:p>
      <text:p text:style-name="P5"><text:s text:c="12"/>if (this-&gt;str[i] != s2.str[i]) {</text:p>
      <text:p text:style-name="P5"><text:s text:c="16"/>return false;</text:p>
      <text:p text:style-name="P5"><text:s text:c="12"/>}</text:p>
      <text:p text:style-name="P5"><text:s text:c="8"/>}</text:p>
      <text:p text:style-name="P5"><text:s text:c="8"/>return true;</text:p>
      <text:p text:style-name="P5"><text:s text:c="4"/>}</text:p>
      <text:p text:style-name="P5">};</text:p>
      <text:p text:style-name="P5"/>
      <text:p text:style-name="P5">bool operator&lt;(const STRING&amp; s1, const STRING&amp; s2) {</text:p>
      <text:p text:style-name="P5"><text:s text:c="4"/>int len1 = s1.size;</text:p>
      <text:p text:style-name="P5"><text:s text:c="4"/>int len2 = s2.size;</text:p>
      <text:p text:style-name="P5"><text:s text:c="4"/>int minLen = min(len1, len2);</text:p>
      <text:p text:style-name="P5"/>
      <text:p text:style-name="P5"><text:soft-page-break/><text:s text:c="4"/>for (int i = 0; i &lt; minLen; i++) {</text:p>
      <text:p text:style-name="P5"><text:s text:c="8"/>if (s1.str[i] &lt; s2.str[i]) {</text:p>
      <text:p text:style-name="P5"><text:s text:c="12"/>return true;</text:p>
      <text:p text:style-name="P5"><text:s text:c="8"/>} else if (s1.str[i] &gt; s2.str[i]) {</text:p>
      <text:p text:style-name="P5"><text:s text:c="12"/>return false;</text:p>
      <text:p text:style-name="P5"><text:s text:c="8"/>}</text:p>
      <text:p text:style-name="P5"><text:s text:c="4"/>}</text:p>
      <text:p text:style-name="P5"/>
      <text:p text:style-name="P5"><text:s text:c="4"/>return len1 &lt; len2;</text:p>
      <text:p text:style-name="P5">}</text:p>
      <text:p text:style-name="P5"/>
      <text:p text:style-name="P5">bool operator&gt;(const STRING&amp; s1, const STRING&amp; s2) {</text:p>
      <text:p text:style-name="P5"><text:s text:c="4"/>return s2 &lt; s1;</text:p>
      <text:p text:style-name="P5">}</text:p>
      <text:p text:style-name="P5"/>
      <text:p text:style-name="P5">int main() {</text:p>
      <text:p text:style-name="P5"><text:s text:c="4"/>char c1[] = {'A', 'B', 'C', 'D', 'E', 'F', 'G'};</text:p>
      <text:p text:style-name="P5"><text:s text:c="4"/>char c2[] = {' ', 'I', 'J', 'K', 'L', 'M', 'N', 'O'};</text:p>
      <text:p text:style-name="P5"/>
      <text:p text:style-name="P5"><text:s text:c="4"/>STRING s2(c1, 7);</text:p>
      <text:p text:style-name="P5"><text:s text:c="4"/>STRING s1(s2);</text:p>
      <text:p text:style-name="P5"><text:s text:c="4"/>STRING s3(c2, 8);</text:p>
      <text:p text:style-name="P5"><text:s text:c="4"/>s1 = s1 + s3;</text:p>
      <text:p text:style-name="P5"><text:s text:c="4"/>s1.display();</text:p>
      <text:p text:style-name="P5"><text:s text:c="4"/>cout &lt;&lt; "\n";</text:p>
      <text:p text:style-name="P5"><text:s text:c="4"/>s2.display();</text:p>
      <text:p text:style-name="P5"><text:s text:c="4"/>cout &lt;&lt; "\n";</text:p>
      <text:p text:style-name="P5"><text:s text:c="4"/>s3.display();</text:p>
      <text:p text:style-name="P5"><text:s text:c="4"/>cout &lt;&lt; "\n";</text:p>
      <text:p text:style-name="P5"/>
      <text:p text:style-name="P5"><text:s text:c="4"/>return 0;</text:p>
      <text:p text:style-name="P5">}</text:p>
      <text:p text:style-name="P4"/>
      <text:p text:style-name="P5"/>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ok Antiqua" svg:font-family="'Book Antiqua', serif"/>
    <style:font-face style:name="Century Gothic" svg:font-family="'Century Gothic',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1:47:10.645368183</meta:creation-date>
    <dc:date>2023-10-11T12:17:28.145166359</dc:date>
    <meta:editing-duration>PT30M18S</meta:editing-duration>
    <meta:editing-cycles>1</meta:editing-cycles>
    <meta:document-statistic meta:table-count="0" meta:image-count="0" meta:object-count="0" meta:page-count="14" meta:paragraph-count="548" meta:word-count="1733" meta:character-count="14024" meta:non-whitespace-character-count="9258"/>
    <meta:generator>LibreOffice/7.5.6.2$Linux_X86_64 LibreOffice_project/50$Build-2</meta:generator>
  </office:meta>
</office:document-meta>
</file>